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0000000028000000005211FAEA3C81766E3.png" manifest:media-type="image/png"/>
  <manifest:file-entry manifest:full-path="Pictures/1000000000000020000000204B249CA79A42C6D7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-Roman1" svg:font-family="Times-Roman" style:font-family-generic="roman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Hindi1" svg:font-family="'Lohit Hindi'" style:font-family-generic="roman" style:font-pitch="variable"/>
    <style:font-face style:name="Times-Roman" svg:font-family="Times-Roman" style:font-family-generic="roman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3.609cm"/>
    </style:style>
    <style:style style:name="pr2" style:family="presentation" style:parent-style-name="Default-notes">
      <style:graphic-properties draw:fill-color="#ffffff" draw:auto-grow-height="true" fo:min-height="12.573cm"/>
    </style:style>
    <style:style style:name="pr3" style:family="presentation" style:parent-style-name="Default-title">
      <style:graphic-properties draw:auto-grow-height="true" fo:min-height="2.973cm"/>
    </style:style>
    <style:style style:name="pr4" style:family="presentation" style:parent-style-name="Default-subtitle">
      <style:graphic-properties draw:fill-color="#ffffff" fo:min-height="12.571cm"/>
    </style:style>
    <style:style style:name="pr5" style:family="presentation" style:parent-style-name="Default-subtitle">
      <style:graphic-properties draw:fill-color="#ffffff" fo:min-height="20.816cm"/>
    </style:style>
    <style:style style:name="pr6" style:family="presentation" style:parent-style-name="Default-subtitle">
      <style:graphic-properties draw:fill-color="#ffffff" fo:min-height="16.573cm"/>
    </style:style>
    <style:style style:name="pr7" style:family="presentation" style:parent-style-name="Default-subtitle">
      <style:graphic-properties draw:fill-color="#ffffff" fo:min-height="17.425cm"/>
    </style:style>
    <style:style style:name="pr8" style:family="presentation" style:parent-style-name="Default-subtitle">
      <style:graphic-properties draw:fill-color="#ffffff" fo:min-height="9.566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start"/>
      <style:text-properties fo:color="#000080" fo:font-size="40pt" fo:text-shadow="1pt 1pt" fo:font-weight="bold" style:font-size-asian="40pt" style:font-weight-asian="bold" style:font-size-complex="40pt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paragraph-properties fo:text-align="start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6" style:family="paragraph">
      <loext:graphic-properties draw:fill-color="#ffffff"/>
      <style:paragraph-properties fo:text-align="start"/>
      <style:text-properties style:font-name="Liberation Sans1" fo:font-size="32pt" style:font-size-asian="32pt" style:font-size-complex="32pt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paragraph-properties fo:text-align="start"/>
    </style:style>
    <style:style style:name="P9" style:family="paragraph">
      <loext:graphic-properties draw:fill-color="#ffffff"/>
      <style:paragraph-properties fo:text-align="start"/>
      <style:text-properties fo:font-size="32pt"/>
    </style:style>
    <style:style style:name="T1" style:family="text">
      <style:text-properties fo:color="#000080" fo:font-size="40pt" fo:text-shadow="1pt 1pt" fo:font-weight="bold" style:font-size-asian="40pt" style:font-weight-asian="bold" style:font-size-complex="40pt" style:font-weight-complex="bold"/>
    </style:style>
    <style:style style:name="T2" style:family="text">
      <style:text-properties fo:color="#000000" style:font-name="Liberation Sans1" fo:font-size="32pt" style:font-name-asian="Times-Roman1" style:font-size-asian="32pt" style:font-name-complex="Times-Roman1" style:font-size-complex="32pt"/>
    </style:style>
    <style:style style:name="T3" style:family="text">
      <style:text-properties fo:font-size="32pt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2" draw:layer="layout" svg:width="25.199cm" svg:height="13.609cm" svg:x="1.388cm" svg:y="2.383cm" presentation:class="subtitle" presentation:user-transformed="true">
          <draw:text-box>
            <text:p text:style-name="P1"><text:span text:style-name="T1">C++11 Overview</text:span></text:p>
          </draw:text-box>
        </draw:frame>
        <draw:frame draw:style-name="gr1" draw:text-style-name="P3" draw:layer="layout" svg:width="25.4cm" svg:height="0.131cm" svg:x="1.27cm" svg:y="11.299cm">
          <draw:image xlink:href="Pictures/100000000000028000000005211FAEA3C81766E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3" draw:layer="layout" svg:width="25.199cm" svg:height="2.973cm" svg:x="1.4cm" svg:y="1.104cm" presentation:class="title" presentation:user-transformed="true">
          <draw:text-box>
            <text:p>auto</text:p>
          </draw:text-box>
        </draw:frame>
        <draw:frame presentation:style-name="pr4" draw:text-style-name="P6" draw:layer="layout" svg:width="25.199cm" svg:height="12.571cm" svg:x="1.394cm" svg:y="4.925cm" presentation:class="subtitle" presentation:user-transformed="true">
          <draw:text-box>
            <text:list text:style-name="L1">
              <text:list-item>
                <text:p text:style-name="P5"><text:span text:style-name="T2"><text:s/></text:span><text:span text:style-name="T2">auto specifier can be used in block scope, in namespace scope, in initialization statements of for loops, etc. </text:span></text:p>
              </text:list-item>
              <text:list-item>
                <text:p text:style-name="P5"><text:span text:style-name="T2"><text:s/></text:span><text:span text:style-name="T2">Tells the compiler it has to deduce the actual type of a variable that is being declared from its initializer </text:span></text:p>
                <text:p text:style-name="P5"><text:span text:style-name="T2">auto a = 4; // a is an int</text:span></text:p>
              </text:list-item>
              <text:list-item>
                <text:p text:style-name="P5"><text:span text:style-name="T2"><text:s/></text:span><text:span text:style-name="T2">Is used for iteration over data collection:</text:span></text:p>
                <text:p text:style-name="P5"><text:span text:style-name="T2"/></text:p>
              </text:list-item>
            </text:list>
          </draw:text-box>
        </draw:frame>
        <draw:frame draw:style-name="gr1" draw:text-style-name="P3" draw:layer="layout" svg:width="25.4cm" svg:height="0.131cm" svg:x="1.27cm" svg:y="4.314cm">
          <draw:image xlink:href="Pictures/100000000000028000000005211FAEA3C81766E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3" draw:layer="layout" svg:width="25.199cm" svg:height="2.973cm" svg:x="1.4cm" svg:y="1.104cm" presentation:class="title" presentation:user-transformed="true">
          <draw:text-box>
            <text:p>Range-based for loops</text:p>
          </draw:text-box>
        </draw:frame>
        <draw:frame presentation:style-name="pr5" draw:text-style-name="P9" draw:layer="layout" svg:width="25.199cm" svg:height="20.816cm" svg:x="1.27cm" svg:y="5.219cm" presentation:class="subtitle" presentation:user-transformed="true">
          <draw:text-box>
            <text:list text:style-name="L1">
              <text:list-item>
                <text:p text:style-name="P8"><text:span text:style-name="T3"><text:s/></text:span><text:span text:style-name="T3">Used as a more readable equivalent to the traditional for loop operating over a range of values, such as all elements in a container </text:span></text:p>
              </text:list-item>
              <text:list-item>
                <text:p text:style-name="P8"><text:span text:style-name="T3"><text:s/></text:span><text:span text:style-name="T3">Useful when you just want to access the elements of a collection/array and don't care about indexes</text:span></text:p>
                <text:p text:style-name="P8"><text:span text:style-name="T3">std::vector&lt;int&gt; v;</text:span></text:p>
                <text:p text:style-name="P8"><text:span text:style-name="T3">v.push_back(1);</text:span></text:p>
                <text:p text:style-name="P8"><text:span text:style-name="T3">v.push_back(2);</text:span></text:p>
                <text:p text:style-name="P8"><text:span text:style-name="T3">for(auto item : v) {</text:span></text:p>
                <text:p text:style-name="P8"><text:span text:style-name="T3"><text:s text:c="3"/></text:span><text:span text:style-name="T3">std::cout &lt;&lt; item &lt;&lt; std::endl;</text:span></text:p>
                <text:p text:style-name="P8"><text:span text:style-name="T3">}</text:span></text:p>
                <text:p text:style-name="P8"><text:span text:style-name="T3"/></text:p>
                <text:p text:style-name="P8"><text:span text:style-name="T3"/></text:p>
                <text:p text:style-name="P8"><text:span text:style-name="T3"><text:s/></text:span></text:p>
                <text:p text:style-name="P8"><text:span text:style-name="T3"/></text:p>
              </text:list-item>
            </text:list>
          </draw:text-box>
        </draw:frame>
        <draw:frame draw:style-name="gr1" draw:text-style-name="P3" draw:layer="layout" svg:width="25.4cm" svg:height="0.131cm" svg:x="1.27cm" svg:y="5.08cm">
          <draw:image xlink:href="Pictures/100000000000028000000005211FAEA3C81766E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3" draw:layer="layout" svg:width="25.199cm" svg:height="2.973cm" svg:x="1.4cm" svg:y="1.104cm" presentation:class="title" presentation:user-transformed="true">
          <draw:text-box>
            <text:p>Strongly-typed enums</text:p>
          </draw:text-box>
        </draw:frame>
        <draw:frame presentation:style-name="pr6" draw:text-style-name="P9" draw:layer="layout" svg:width="25.199cm" svg:height="16.573cm" svg:x="1.27cm" svg:y="3.112cm" presentation:class="subtitle" presentation:user-transformed="true">
          <draw:text-box>
            <text:list text:style-name="L1">
              <text:list-item>
                <text:p text:style-name="P8"><text:span text:style-name="T4"><text:s/></text:span><text:span text:style-name="T4">Enums in C++ have some drawbacks: they export their enumerators in the surrounding scope (which can lead to name collisions, if two different enums in the same have scope define enumerators with the same name)</text:span><text:span text:style-name="T3"> </text:span></text:p>
              </text:list-item>
              <text:list-item>
                <text:p text:style-name="P8"><text:span text:style-name="T3"><text:s/></text:span><text:span text:style-name="T4">This issue have been fixed in C++ 11 with the introduction of a new category of enums, called strongly-typed enums</text:span></text:p>
              </text:list-item>
              <text:list-item>
                <text:p text:style-name="P8"><text:span text:style-name="T3"><text:s/></text:span><text:span text:style-name="T4">They no longer export their enumerators in the surrounding scope, are no longer implicitly converted to integral types and can have a user-specified underlying type</text:span></text:p>
                <text:p text:style-name="P8"><text:span text:style-name="T4"/></text:p>
                <text:p text:style-name="P8"><text:span text:style-name="T4">enum class Options {None, One, All};</text:span></text:p>
                <text:p text:style-name="P8"><text:span text:style-name="T4">Options o = Options::All;</text:span></text:p>
              </text:list-item>
            </text:list>
          </draw:text-box>
        </draw:frame>
        <draw:frame draw:style-name="gr1" draw:text-style-name="P3" draw:layer="layout" svg:width="25.4cm" svg:height="0.131cm" svg:x="1.27cm" svg:y="4.314cm">
          <draw:image xlink:href="Pictures/100000000000028000000005211FAEA3C81766E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3" draw:layer="layout" svg:width="25.199cm" svg:height="2.973cm" svg:x="1.4cm" svg:y="1.104cm" presentation:class="title" presentation:user-transformed="true">
          <draw:text-box>
            <text:p>Smart pointers</text:p>
          </draw:text-box>
        </draw:frame>
        <draw:frame presentation:style-name="pr7" draw:text-style-name="P9" draw:layer="layout" svg:width="25.199cm" svg:height="17.425cm" svg:x="1.27cm" svg:y="3.902cm" presentation:class="subtitle" presentation:user-transformed="true">
          <draw:text-box>
            <text:list text:style-name="L1">
              <text:list-header>
                <text:p text:style-name="P8"><text:span text:style-name="T3"/></text:p>
              </text:list-header>
              <text:list-item>
                <text:p text:style-name="P8"><text:span text:style-name="T3"><text:s/></text:span><text:span text:style-name="T3">U</text:span><text:span text:style-name="T5">sed to help ensure that programs are free of memory and resource leaks</text:span></text:p>
              </text:list-item>
              <text:list-item>
                <text:p text:style-name="P8"><text:span text:style-name="T3"><text:s/></text:span><text:span text:style-name="T4">The object is destroyed and its memory deallocated when either of the following happens:</text:span></text:p>
                <text:p text:style-name="P8"><text:span text:style-name="T4">- the last remaining pointer owning the object is destroyed;</text:span></text:p>
                <text:p text:style-name="P8"><text:span text:style-name="T4">- the last remaining pointer owning the object is assigned another pointer via operator= or reset().</text:span></text:p>
                <text:p text:style-name="P8"><text:span text:style-name="T3"><text:s/></text:span><text:span text:style-name="T4">unique_ptr: should be used when ownership of a memory resource does not have to be shared (it doesn't have a copy constructor), but it can be transferred to another unique_ptr (using std::move).</text:span></text:p>
                <text:p text:style-name="P8"><text:span text:style-name="T4"><text:s/></text:span><text:span text:style-name="T4">shared_ptr: should be used when ownership of a memory resource should be shared</text:span></text:p>
                <text:p text:style-name="P8"><text:span text:style-name="T4"/></text:p>
                <text:p text:style-name="P8"><text:span text:style-name="T4"/></text:p>
              </text:list-item>
            </text:list>
          </draw:text-box>
        </draw:frame>
        <draw:frame draw:style-name="gr1" draw:text-style-name="P3" draw:layer="layout" svg:width="25.4cm" svg:height="0.131cm" svg:x="1.27cm" svg:y="4.314cm">
          <draw:image xlink:href="Pictures/100000000000028000000005211FAEA3C81766E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3" draw:layer="layout" svg:width="25.199cm" svg:height="2.973cm" svg:x="1.312cm" svg:y="1.192cm" presentation:class="title" presentation:user-transformed="true">
          <draw:text-box>
            <text:p>Homework</text:p>
          </draw:text-box>
        </draw:frame>
        <draw:frame presentation:style-name="pr8" draw:text-style-name="P9" draw:layer="layout" svg:width="25.199cm" svg:height="9.566cm" svg:x="1.4cm" svg:y="5.039cm" presentation:class="subtitle" presentation:user-transformed="true">
          <draw:text-box>
            <text:list text:style-name="L1">
              <text:list-header>
                <text:p text:style-name="P8"><text:span text:style-name="T3"><text:s/></text:span></text:p>
              </text:list-header>
              <text:list-item>
                <text:p text:style-name="P8"><text:span text:style-name="T3"><text:s/></text:span><text:span text:style-name="T3">Create a vector of string objects</text:span></text:p>
              </text:list-item>
              <text:list-item>
                <text:p text:style-name="P8"><text:span text:style-name="T3"><text:s/></text:span><text:span text:style-name="T3">Remove (erase) all characters except Latin alphabet from each string</text:span></text:p>
              </text:list-item>
              <text:list-item>
                <text:p text:style-name="P8"><text:span text:style-name="T3"><text:s/></text:span><text:span text:style-name="T3">Use range-based for loop and auto specifier</text:span></text:p>
              </text:list-item>
            </text:list>
          </draw:text-box>
        </draw:frame>
        <draw:frame draw:style-name="gr1" draw:text-style-name="P3" draw:layer="layout" svg:width="25.4cm" svg:height="0.131cm" svg:x="1.27cm" svg:y="4.314cm">
          <draw:image xlink:href="Pictures/100000000000028000000005211FAEA3C81766E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-Roman1" svg:font-family="Times-Roman" style:font-family-generic="roman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Hindi1" svg:font-family="'Lohit Hindi'" style:font-family-generic="roman" style:font-pitch="variable"/>
    <style:font-face style:name="Times-Roman" svg:font-family="Times-Roman" style:font-family-generic="roman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solid" draw:stroke-dash="Dashed_20__28_var_29__20_2" svg:stroke-width="0.051cm" draw:marker-start-width="0.381cm" draw:marker-end-width="0.381cm" svg:stroke-opacity="85%" draw:fill="none" draw:fill-gradient-name="Gradient_20_7" draw:fill-hatch-name="Hatch_20_1" draw:fill-image-name="Bitmape_20_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solid" svg:stroke-width="0.051cm" svg:stroke-color="#2323dc" draw:marker-start-width="0.279cm" draw:marker-end-width="0.279cm" svg:stroke-opacity="95%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rus </meta:initial-creator>
    <meta:creation-date>2012-11-05T11:09:27</meta:creation-date>
    <meta:editing-duration>PT14H3M37S</meta:editing-duration>
    <meta:editing-cycles>94</meta:editing-cycles>
    <dc:date>2018-04-13T16:36:51.601429000</dc:date>
    <meta:generator>LibreOffice/5.2.3.3$MacOSX_X86_64 LibreOffice_project/d54a8868f08a7b39642414cf2c8ef2f228f780cf</meta:generator>
    <meta:document-statistic meta:object-count="50"/>
  </office:meta>
</office:document-meta>
</file>